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432dcd"/>
    </style:style>
    <style:style style:name="P2" style:family="paragraph" style:parent-style-name="_5f_code">
      <style:text-properties officeooo:paragraph-rsid="005ca26c"/>
    </style:style>
    <style:style style:name="P3" style:family="paragraph" style:parent-style-name="_5f_code">
      <style:text-properties officeooo:paragraph-rsid="006a1da3"/>
    </style:style>
    <style:style style:name="P4" style:family="paragraph" style:parent-style-name="_5f_heading_5f_middle_5f_2">
      <style:text-properties officeooo:paragraph-rsid="005e9d7e"/>
    </style:style>
    <style:style style:name="P5" style:family="paragraph" style:parent-style-name="_5f_paragraph">
      <style:text-properties fo:language="ru" fo:country="RU"/>
    </style:style>
    <style:style style:name="P6" style:family="paragraph" style:parent-style-name="_5f_paragraph">
      <style:text-properties fo:language="ru" fo:country="RU" officeooo:rsid="0046f00c" officeooo:paragraph-rsid="0046f00c"/>
    </style:style>
    <style:style style:name="P7" style:family="paragraph" style:parent-style-name="_5f_paragraph">
      <style:text-properties fo:language="ru" fo:country="RU" officeooo:rsid="004d86bf" officeooo:paragraph-rsid="004eb701"/>
    </style:style>
    <style:style style:name="P8" style:family="paragraph" style:parent-style-name="_5f_paragraph">
      <style:text-properties fo:language="ru" fo:country="RU" officeooo:rsid="0053ae46" officeooo:paragraph-rsid="0053ae46"/>
    </style:style>
    <style:style style:name="P9" style:family="paragraph" style:parent-style-name="_5f_paragraph">
      <style:text-properties fo:language="ru" fo:country="RU" officeooo:rsid="0059073a" officeooo:paragraph-rsid="0059073a"/>
    </style:style>
    <style:style style:name="P10" style:family="paragraph" style:parent-style-name="_5f_paragraph">
      <style:text-properties fo:language="ru" fo:country="RU" officeooo:rsid="005ca26c" officeooo:paragraph-rsid="005ca26c"/>
    </style:style>
    <style:style style:name="P11" style:family="paragraph" style:parent-style-name="_5f_paragraph">
      <style:text-properties fo:language="ru" fo:country="RU" officeooo:rsid="005d47af" officeooo:paragraph-rsid="005d47af"/>
    </style:style>
    <style:style style:name="P12" style:family="paragraph" style:parent-style-name="_5f_paragraph">
      <style:text-properties fo:language="ru" fo:country="RU" officeooo:rsid="00666880" officeooo:paragraph-rsid="00666880"/>
    </style:style>
    <style:style style:name="P13" style:family="paragraph" style:parent-style-name="_5f_paragraph">
      <style:text-properties fo:language="ru" fo:country="RU" officeooo:rsid="006838ac" officeooo:paragraph-rsid="006838ac"/>
    </style:style>
    <style:style style:name="P14" style:family="paragraph" style:parent-style-name="_5f_paragraph">
      <style:text-properties fo:language="ru" fo:country="RU" officeooo:rsid="006a660f" officeooo:paragraph-rsid="006a660f"/>
    </style:style>
    <style:style style:name="P15" style:family="paragraph" style:parent-style-name="_5f_paragraph">
      <style:text-properties style:font-name="Calibri Light1" fo:font-size="11pt" fo:language="en" fo:country="US" fo:font-weight="250" officeooo:rsid="00638b49" officeooo:paragraph-rsid="00638b49"/>
    </style:style>
    <style:style style:name="P16" style:family="paragraph" style:parent-style-name="_5f_paragraph">
      <style:text-properties style:font-name="Calibri Light1" fo:font-size="11pt" fo:language="ru" fo:country="RU" fo:font-weight="250" officeooo:rsid="0048889b" officeooo:paragraph-rsid="0048889b"/>
    </style:style>
    <style:style style:name="P17" style:family="paragraph" style:parent-style-name="_5f_paragraph">
      <style:text-properties style:font-name="Calibri Light1" fo:font-size="11pt" fo:language="ru" fo:country="RU" fo:font-weight="250" officeooo:rsid="006cc035" officeooo:paragraph-rsid="006cc035"/>
    </style:style>
    <style:style style:name="P18" style:family="paragraph" style:parent-style-name="_5f_paragraph">
      <style:text-properties officeooo:rsid="004eb701" officeooo:paragraph-rsid="004f95c3"/>
    </style:style>
    <style:style style:name="P19" style:family="paragraph" style:parent-style-name="_5f_paragraph">
      <style:text-properties officeooo:rsid="004eb701" officeooo:paragraph-rsid="00542597"/>
    </style:style>
    <style:style style:name="P20" style:family="paragraph" style:parent-style-name="_5f_paragraph">
      <style:text-properties officeooo:rsid="004f95c3" officeooo:paragraph-rsid="004f95c3"/>
    </style:style>
    <style:style style:name="P21" style:family="paragraph" style:parent-style-name="_5f_paragraph">
      <style:text-properties officeooo:rsid="004f95c3" officeooo:paragraph-rsid="00555634"/>
    </style:style>
    <style:style style:name="P22" style:family="paragraph" style:parent-style-name="_5f_paragraph">
      <style:text-properties officeooo:paragraph-rsid="006838ac"/>
    </style:style>
    <style:style style:name="P23" style:family="paragraph" style:parent-style-name="_5f_paragraph">
      <style:text-properties officeooo:paragraph-rsid="006a1da3"/>
    </style:style>
    <style:style style:name="P24" style:family="paragraph" style:parent-style-name="_5f_code" style:master-page-name="Standard">
      <style:paragraph-properties style:page-number="auto"/>
    </style:style>
    <style:style style:name="P25" style:family="paragraph" style:parent-style-name="_5f_heading_5f_middle_5f_2">
      <style:text-properties fo:language="ru" fo:country="RU" officeooo:rsid="006f40ae" officeooo:paragraph-rsid="006f40ae"/>
    </style:style>
    <style:style style:name="P26" style:family="paragraph" style:parent-style-name="_5f_list" style:list-style-name="L1"/>
    <style:style style:name="P27" style:family="paragraph" style:parent-style-name="_5f_list" style:list-style-name="L1">
      <style:text-properties officeooo:paragraph-rsid="00555634"/>
    </style:style>
    <style:style style:name="P28" style:family="paragraph" style:parent-style-name="_5f_paragraph">
      <style:text-properties officeooo:rsid="006f40ae" officeooo:paragraph-rsid="006f40a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32dcd"/>
    </style:style>
    <style:style style:name="T3" style:family="text">
      <style:text-properties fo:language="en" fo:country="US" officeooo:rsid="00489d9b"/>
    </style:style>
    <style:style style:name="T4" style:family="text">
      <style:text-properties fo:language="en" fo:country="US" officeooo:rsid="005ad4ef"/>
    </style:style>
    <style:style style:name="T5" style:family="text">
      <style:text-properties fo:language="en" fo:country="US" officeooo:rsid="006a660f"/>
    </style:style>
    <style:style style:name="T6" style:family="text">
      <style:text-properties style:font-name="Calibri Light1" fo:font-size="11pt" fo:language="ru" fo:country="RU" fo:font-weight="250"/>
    </style:style>
    <style:style style:name="T7" style:family="text">
      <style:text-properties style:font-name="Calibri Light1" fo:font-size="11pt" fo:language="ru" fo:country="RU" fo:font-weight="250" officeooo:rsid="004f95c3"/>
    </style:style>
    <style:style style:name="T8" style:family="text">
      <style:text-properties style:font-name="Calibri Light1" fo:font-size="11pt" fo:language="ru" fo:country="RU" fo:font-weight="250" officeooo:rsid="006a660f"/>
    </style:style>
    <style:style style:name="T9" style:family="text">
      <style:text-properties style:font-name="Calibri Light1" fo:font-size="11pt" fo:font-weight="250"/>
    </style:style>
    <style:style style:name="T10" style:family="text">
      <style:text-properties style:font-name="Calibri Light1" fo:font-size="11pt" fo:font-weight="250" officeooo:rsid="004f95c3"/>
    </style:style>
    <style:style style:name="T11" style:family="text">
      <style:text-properties style:font-name="Calibri Light1" fo:font-size="11pt" fo:language="en" fo:country="US" fo:font-weight="250"/>
    </style:style>
    <style:style style:name="T12" style:family="text">
      <style:text-properties style:font-name="Calibri Light1" fo:font-size="11pt" fo:language="en" fo:country="US" fo:font-weight="250" officeooo:rsid="004f95c3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4f95c3"/>
    </style:style>
    <style:style style:name="T15" style:family="text">
      <style:text-properties fo:language="ru" fo:country="RU" officeooo:rsid="00555634"/>
    </style:style>
    <style:style style:name="T16" style:family="text">
      <style:text-properties fo:language="ru" fo:country="RU" officeooo:rsid="0061f52e"/>
    </style:style>
    <style:style style:name="T17" style:family="text">
      <style:text-properties fo:language="ru" fo:country="RU" officeooo:rsid="005d47af"/>
    </style:style>
    <style:style style:name="T18" style:family="text">
      <style:text-properties fo:language="ru" fo:country="RU" officeooo:rsid="006a1da3"/>
    </style:style>
    <style:style style:name="T19" style:family="text">
      <style:text-properties officeooo:rsid="00489d9b"/>
    </style:style>
    <style:style style:name="T20" style:family="text">
      <style:text-properties officeooo:rsid="004f95c3"/>
    </style:style>
    <style:style style:name="T21" style:family="text">
      <style:text-properties officeooo:rsid="00505b89"/>
    </style:style>
    <style:style style:name="T22" style:family="text">
      <style:text-properties officeooo:rsid="0053ae46"/>
    </style:style>
    <style:style style:name="T23" style:family="text">
      <style:text-properties officeooo:rsid="00542597"/>
    </style:style>
    <style:style style:name="T24" style:family="text">
      <style:text-properties officeooo:rsid="0058258b"/>
    </style:style>
    <style:style style:name="T25" style:family="text">
      <style:text-properties officeooo:rsid="005d47af"/>
    </style:style>
    <style:style style:name="T26" style:family="text">
      <style:text-properties officeooo:rsid="006902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sudo apt update</text:p>
      <text:p text:style-name="P1">sudo apt-<text:span text:style-name="T2">get</text:span> install <text:span text:style-name="T2">-y</text:span> apache2</text:p>
      <text:p text:style-name="_5f_code">sudo systemctl status apache2</text:p>
      <text:p text:style-name="_5f_code">hostname -I</text:p>
      <text:p text:style-name="_5f_text"/>
      <text:p text:style-name="_5f_text">Чтобы остановить веб-сервер, введите:</text:p>
      <text:p text:style-name="_5f_text"/>
      <text:p text:style-name="_5f_code">sudo systemctl stop apache2</text:p>
      <text:p text:style-name="_5f_text">Чтобы запустить остановленный веб-сервер, введите:</text:p>
      <text:p text:style-name="_5f_text"/>
      <text:p text:style-name="_5f_code">sudo systemctl start apache2</text:p>
      <text:p text:style-name="_5f_text">Чтобы остановить и снова запустить службу, введите:</text:p>
      <text:p text:style-name="_5f_text"/>
      <text:p text:style-name="_5f_code">sudo systemctl restart apache2</text:p>
      <text:p text:style-name="_5f_text">Если вы просто вносите изменения в конфигурацию, во многих случаях Apache может перезагружаться без отключения соединений. Для этого нужно использовать следующую команду:</text:p>
      <text:p text:style-name="_5f_text"/>
      <text:p text:style-name="_5f_code">sudo systemctl reload apache2</text:p>
      <text:p text:style-name="_5f_text">По умолчанию Apache настроен на автоматический запуск при загрузке сервера. Если вы не хотите этого, отключите такое поведение с помощью следующей команды:</text:p>
      <text:p text:style-name="_5f_text"/>
      <text:p text:style-name="_5f_code">sudo systemctl disable apache2</text:p>
      <text:p text:style-name="_5f_text">Чтобы перезагрузить службу для запуска во время загрузки, введите:</text:p>
      <text:p text:style-name="_5f_text"/>
      <text:p text:style-name="_5f_code">sudo systemctl enable apache2</text:p>
      <text:p text:style-name="_5f_text">Теперь Apache должен запуститься автоматически при следующей загрузке сервера.</text:p>
      <text:p text:style-name="_5f_text"/>
      <text:p text:style-name="_5f_text">В Apache в Ubuntu 20.04 по умолчанию включен один серверный блок, настроенный на обслуживание документов из директории /var/www/html. </text:p>
      <text:p text:style-name="_5f_text"/>
      <text:p text:style-name="_5f_heading_5f_middle_5f_1">Настройка виртуальных хостов (рекомендуется)</text:p>
      <text:p text:style-name="_5f_heading_5f_bottom">Как работают запросы<text:span text:style-name="T1"> </text:span></text:p>
      <text:p text:style-name="P5">НТТР/1.1 содержит заголовок Host. GET запрос содержит имя сервера и путь до нужного файла. Запрос уходит к DNS серверу. На сервере есть запись А, которая сопоставляет домен с IP. <text:span text:style-name="T22">Запрос пересылается на хостинг.</text:span></text:p>
      <text:p text:style-name="P8">На хостинге <text:span text:style-name="_5f_bold">apache</text:span> <text:span text:style-name="T9">имеет таблицу соответствия </text:span><text:span text:style-name="T11">HOST → </text:span><text:span text:style-name="T9">КАТАЛОГ, в котором находится нужный сайт.</text:span></text:p>
      <text:p text:style-name="P7">Пример блока <text:span text:style-name="_5f_bold">VirtualHost</text:span> <text:span text:style-name="T21">для двух сайтов</text:span>:</text:p>
      <text:p text:style-name="_5f_code">NameVirtualHost *</text:p>
      <text:p text:style-name="_5f_code">ServerName www.somewhere.com</text:p>
      <text:p text:style-name="_5f_code">DocumentRoot /usr/local/www/data</text:p>
      <text:p text:style-name="_5f_code">ServerAdmin webmaster@somewhere.com</text:p>
      <text:p text:style-name="_5f_code">ErrorLog logs/www.somewhere.com-error_log</text:p>
      <text:p text:style-name="_5f_code">CustomLog logs/www.somewhere.com-access_log common</text:p>
      <text:p text:style-name="_5f_code">ServerName www.frankspage.com</text:p>
      <text:p text:style-name="_5f_code">ServerAlias frankspage.com</text:p>
      <text:p text:style-name="_5f_code">DocumentRoot /home/frank/public_html</text:p>
      <text:p text:style-name="_5f_code">ServerAdmin frank@frankspage.com</text:p>
      <text:p text:style-name="_5f_code">ErrorLog logs/www.frankspage.com-error_log</text:p>
      <text:p text:style-name="_5f_code">CustomLog logs/www.frankspage.com-access_log common </text:p>
      <text:p text:style-name="P19">Когда <text:span text:style-name="T1">http </text:span><text:span text:style-name="T13">запрос прилетает на </text:span><text:span text:style-name="_5f_bold"><text:span text:style-name="T22">apache</text:span></text:span><text:span text:style-name="T13"> по </text:span><text:span text:style-name="_5f_bold"><text:span text:style-name="T23">IP</text:span></text:span><text:span text:style-name="T13">, </text:span><text:span text:style-name="_5f_bold"><text:span text:style-name="T22">apache</text:span></text:span><text:span text:style-name="T13"> берёт из запроса </text:span><text:span text:style-name="_5f_bold">host</text:span><text:span text:style-name="T1"> </text:span><text:span text:style-name="T13">и сравнивает его по своей таблице. В таблице присутствует </text:span><text:span text:style-name="_5f_bold">ServerName</text:span><text:span text:style-name="T13">. Если совпадает, то </text:span><text:span text:style-name="_5f_bold">DocumentRoot</text:span><text:span text:style-name="T13"> показывает куда нужно перенаправлять поток данных.</text:span></text:p>
      <text:p text:style-name="P18"><text:span text:style-name="T13">Если запрос имеет </text:span><text:span text:style-name="_5f_bold"><text:span text:style-name="T20">host</text:span></text:span><text:span text:style-name="T12">? </text:span><text:span text:style-name="T7">То он работает</text:span></text:p>
      <text:p text:style-name="_5f_code"><text:soft-page-break/><text:span text:style-name="T13"><text:s/></text:span><text:a xlink:type="simple" xlink:href="https://www.hostland.ru/articles/virtual_hosting" text:style-name="Internet_20_link" text:visited-style-name="Visited_20_Internet_20_Link"><text:span text:style-name="T1">https://www.hostland.ru/articles/virtual_hosting</text:span></text:a></text:p>
      <text:p text:style-name="P21"><text:span text:style-name="T14">Е</text:span><text:span text:style-name="T13">сли не имеет, то виртуальный хостинг не работает, поскольку </text:span><text:span text:style-name="_5f_bold"><text:span text:style-name="T22">apache</text:span></text:span><text:span text:style-name="T13"> не знает какой домен нам нужен.</text:span></text:p>
      <text:p text:style-name="_5f_code"><text:span text:style-name="T14">https://</text:span><text:span text:style-name="T7">192.</text:span><text:span text:style-name="T12">168.2.202</text:span><text:span text:style-name="T14">/articles/virtual_hosting </text:span></text:p>
      <text:p text:style-name="P20"><text:span text:style-name="T13">Чтобы это раз рулить локально, нужно править </text:span><text:span text:style-name="_5f_bold">C:\windows\system32\drivers\etc\hosts</text:span><text:span text:style-name="T13">. Он заменяет</text:span><text:span text:style-name="T1"> </text:span><text:span text:style-name="_5f_bold">DNS</text:span><text:span text:style-name="T13"> сервис на локальном компе.</text:span></text:p>
      <text:p text:style-name="P20"><text:span text:style-name="T1"><text:s/></text:span><text:span text:style-name="T15">Что в итоге нужно:</text:span></text:p>
      <text:list xml:id="list2593543270" text:style-name="L1">
        <text:list-item>
          <text:p text:style-name="P26"><text:span text:style-name="T13">Определить место </text:span><text:span text:style-name="T6">где будет</text:span><text:span text:style-name="T13"> </text:span><text:span text:style-name="T6">хранится </text:span><text:span text:style-name="T13">сайт</text:span></text:p>
        </text:list-item>
        <text:list-item>
          <text:p text:style-name="P27">Исправить конфигурацию <text:span text:style-name="_5f_bold"><text:span text:style-name="T22">apache</text:span></text:span>, чтобы он знал куда нужно лезть.</text:p>
        </text:list-item>
      </text:list>
      <text:p text:style-name="P25">Имя для сайта</text:p>
      <text:p text:style-name="P28">Домен выбираем из списка. Эти домены зарезервированы.</text:p>
      <text:p text:style-name="_5f_code">.test</text:p>
      <text:p text:style-name="_5f_code">.example</text:p>
      <text:p text:style-name="_5f_code">.invalid</text:p>
      <text:p text:style-name="_5f_code">.localhost</text:p>
      <text:p text:style-name="_5f_heading_5f_middle_5f_2">Место <text:span text:style-name="T16">для сайта</text:span></text:p>
      <text:p text:style-name="_5f_paragraph">Прежде чем начать прохождение этого обучающего руководства, создайте пользователя без привилегий root.</text:p>
      <text:p text:style-name="_5f_code">sudo useradd -m -s /bin/bash -g www-data wordpress</text:p>
      <text:p text:style-name="P6">Создадим <text:span text:style-name="T9">папку</text:span> для размещения <text:span text:style-name="T9">сайта</text:span></text:p>
      <text:p text:style-name="_5f_code">sudo mkdir -p /var/www/<text:span text:style-name="T1">superstaff</text:span>.com/public_html</text:p>
      <text:p text:style-name="P16">-<text:span text:style-name="T3">p </text:span><text:span text:style-name="T19">не ругаться если уже есть</text:span></text:p>
      <text:p text:style-name="P17">Права смотри ниже</text:p>
      <text:p text:style-name="P4"><text:span text:style-name="T24">П</text:span>равим конфигурацию <text:s/>apache</text:p>
      <text:p text:style-name="P9">Переходим в директорию с конфигурациями и создаем файл когфигурации</text:p>
      <text:p text:style-name="_5f_code">cd /etc/apache2/sites-available/</text:p>
      <text:p text:style-name="_5f_code"><text:span text:style-name="T4">sudo </text:span>touch superstaff.com.conf</text:p>
      <text:p text:style-name="P10">Содержимое <text:span text:style-name="T25">файла:</text:span></text:p>
      <text:p text:style-name="_5f_code">&lt;VirtualHost *:80&gt;</text:p>
      <text:p text:style-name="P2"><text:s text:c="4"/>ServerAdmin admin@superstaff.com</text:p>
      <text:p text:style-name="P2"><text:s text:c="4"/>ServerName superstaff.com</text:p>
      <text:p text:style-name="P2"><text:s text:c="4"/>ServerAlias www.superstaff.com</text:p>
      <text:p text:style-name="P2"><text:s text:c="4"/>DocumentRoot /var/www/superstaff.com/public_html</text:p>
      <text:p text:style-name="_5f_code"><text:s text:c="4"/>ErrorLog ${APACHE_LOG_DIR}/error.log</text:p>
      <text:p text:style-name="_5f_code"><text:s text:c="4"/>CustomLog ${APACHE_LOG_DIR}/access.log combined</text:p>
      <text:p text:style-name="_5f_code">&lt;/VirtualHost&gt;</text:p>
      <text:p text:style-name="P11">Чтобы включить новый файл виртуального хоста, используйте a2ensite вспомогательный скрипт, который создает символическую ссылку из файла виртуального хоста в каталог sites-enabled:</text:p>
      <text:p text:style-name="_5f_code">sudo a2ensite <text:span text:style-name="T1">superstaff</text:span>.<text:span text:style-name="T1">com</text:span></text:p>
      <text:p text:style-name="P11">Другой вариант – создать символическую ссылку вручную, как показано ниже:</text:p>
      <text:p text:style-name="_5f_code">sudo ln -s /etc/apache2/sites-available/domain1.ru.conf /etc/apache2/sites-enabled/</text:p>
      <text:p text:style-name="P15"><text:span text:style-name="T13">В принципе можно было в папке <text:s/></text:span><text:span text:style-name="T17">sites-available </text:span><text:span text:style-name="T13">создать файл и не парится. Но так как то гибче.</text:span></text:p>
      <text:p text:style-name="P11">После этого проверьте конфигурацию на наличие синтаксических ошибок с помощью:</text:p>
      <text:p text:style-name="_5f_code">sudo apachectl configtest</text:p>
      <text:p text:style-name="P11">Перезапустите службу Apache, чтобы изменения вступили в силу:</text:p>
      <text:p text:style-name="_5f_code"><text:soft-page-break/>sudo systemctl restart apache2</text:p>
      <text:p text:style-name="P12">проверяем наличие хостов</text:p>
      <text:p text:style-name="_5f_code">apache2ctl -S</text:p>
      <text:p text:style-name="P11"/>
      <text:p text:style-name="_5f_heading_5f_middle_5f_2">Правим <text:span text:style-name="T1">hosts</text:span></text:p>
      <text:p text:style-name="P11">Далее <text:span text:style-name="T9">прописываем </text:span><text:span text:style-name="T11">DNS </text:span><text:span text:style-name="T9">в </text:span><text:span text:style-name="_5f_bold"><text:span text:style-name="T20">C:\windows\system32\drivers\etc\hosts</text:span></text:span><text:span text:style-name="T10">. </text:span></text:p>
      <text:p text:style-name="_5f_code">192.168.2.202 superstaff.com</text:p>
      <text:p text:style-name="_5f_heading_5f_top">Пользователь и группа www-data</text:p>
      <text:p text:style-name="P13">После установки <text:span text:style-name="_5f_bold">Apache</text:span> нужно установить правильные права доступа для пользователей и групп. В этом нам помогут команды <text:span text:style-name="_5f_bold">chown</text:span> (изменить владельца) и <text:span text:style-name="_5f_bold">chmod</text:span> (изменить права доступа). Рассмотрим эти команды, а потом установим владельца для директории <text:span text:style-name="_5f_bold">/var/www</text:span> и права доступа к ней.</text:p>
      <text:p text:style-name="P13">После установки <text:span text:style-name="_5f_bold">web-</text:span>сервера <text:span text:style-name="_5f_bold">Apache</text:span> запущен под пользователем и группой <text:span text:style-name="_5f_bold">www-data</text:span></text:p>
      <text:p text:style-name="P13">Директории виртуальных хостов расположены в <text:span text:style-name="_5f_bold">/var/www</text:span></text:p>
      <text:p text:style-name="P13">Нам нужно обеспечить минимальные права для <text:span text:style-name="_5f_bold">web-</text:span>сервера (чтение директорий и файлов), чтобы он мог работать. И предоставить необходимые права на создание, редактирование и удаление файлов и директорий разработчику.</text:p>
      <text:p text:style-name="P13">Создадим пользователя <text:span text:style-name="_5f_bold">developer</text:span> и назначим ему основную группу <text:span text:style-name="_5f_bold">www-data</text:span>:</text:p>
      <text:p text:style-name="_5f_code">sudo useradd -m -s /bin/bash -g www-data developer</text:p>
      <text:p text:style-name="P23"><text:span text:style-name="T18">Если пользователь уже есть то </text:span><text:span text:style-name="T8">меняем</text:span></text:p>
      <text:p text:style-name="P3">usermod -g www-data developer</text:p>
      <text:p text:style-name="P13">Зададим пароль для нового пользователя:</text:p>
      <text:p text:style-name="_5f_code">sudo passwd developer</text:p>
      <text:p text:style-name="_5f_heading_5f_bottom">Изменяем владельца</text:p>
      <text:p text:style-name="P13">Устанавливаем владельца и группу для всех директорий <text:span text:style-name="_5f_bold">/var/www</text:span>:</text:p>
      <text:p text:style-name="_5f_code">sudo find /var/www -type d -exec chown developer:www-data {} \; -print</text:p>
      <text:p text:style-name="_5f_code">/var/www</text:p>
      <text:p text:style-name="_5f_code">/var/www/html</text:p>
      <text:p text:style-name="_5f_code">/var/www/host1.loc</text:p>
      <text:p text:style-name="_5f_code">/var/www/host2.loc</text:p>
      <text:p text:style-name="P14">В нашем случае нам нужно установить толко группу, посколько владельцы у всех разные</text:p>
      <text:p text:style-name="_5f_code">sudo find /var/www -type d -exec chown :www-data {} \; -print</text:p>
      <text:p text:style-name="P13">Устанавливаем владельца и группу для всех файлов /var/www:</text:p>
      <text:p text:style-name="_5f_code">sudo find /var/www -type f -exec chown<text:span text:style-name="T5">ls -</text:span> developer:www-data {} \; -print</text:p>
      <text:p text:style-name="_5f_code">/var/www/html/index.html</text:p>
      <text:p text:style-name="_5f_code">/var/www/host1.loc/index.php</text:p>
      <text:p text:style-name="_5f_code">/var/www/host2.loc/index.php</text:p>
      <text:p text:style-name="P13">Здесь можно обойтись одной командой (но с двумя нагляднее):</text:p>
      <text:p text:style-name="_5f_code">sudo chown -R developer:www-data /var/www</text:p>
      <text:p text:style-name="_5f_heading_5f_bottom">Устанавливаем права</text:p>
      <text:p text:style-name="P13">Устанавливаем права для всех директорий <text:span text:style-name="_5f_bold">/var/www</text:span>:</text:p>
      <text:p text:style-name="_5f_code">sudo find /var/www -type d -exec chmod 755 {} \; -print</text:p>
      <text:p text:style-name="_5f_code">/var/www</text:p>
      <text:p text:style-name="_5f_code">/var/www/html</text:p>
      <text:p text:style-name="_5f_code"><text:soft-page-break/>/var/www/host1.loc</text:p>
      <text:p text:style-name="_5f_code">/var/www/host2.loc</text:p>
      <text:p text:style-name="P13"><text:span text:style-name="_5f_bold">Теперь ситуация такая:</text:span></text:p>
      <text:p text:style-name="P13">Пользователь <text:span text:style-name="_5f_bold">developer</text:span> (разработчик) имеет право на чтение и запись директорий, потому что является их владельцем.</text:p>
      <text:p text:style-name="P13">Пользователь <text:span text:style-name="_5f_bold">www-data</text:span> (<text:span text:style-name="_5f_bold">web</text:span>-сервер) имеет право на чтение директорий, потому что принадлежит к группе <text:span text:style-name="_5f_bold">www-data</text:span>.</text:p>
      <text:p text:style-name="P13">Устанавливаем права для всех файлов <text:span text:style-name="_5f_bold">/var/www</text:span>:</text:p>
      <text:p text:style-name="_5f_code">sudo find /var/www -type f -exec chmod 644 {} \; -print</text:p>
      <text:p text:style-name="_5f_code">/var/www/html/index.html</text:p>
      <text:p text:style-name="_5f_code">/var/www/host1.loc/index.php</text:p>
      <text:p text:style-name="_5f_code">/var/www/host2.loc/index.phpКопировать</text:p>
      <text:p text:style-name="P13"><text:span text:style-name="_5f_bold">Теперь ситуация такая:</text:span></text:p>
      <text:p text:style-name="P13">Пользователь developer (разработчик) имеет право на чтение и запись файлов, потому что является их владельцем<text:span text:style-name="T26">.</text:span></text:p>
      <text:p text:style-name="P13">Пользователь www-data (web-сервер) имеет право на чтение файлов, потому что принадлежит к группе www-data.</text:p>
      <text:p text:style-name="P13">Для наглядности посмотрим на права всех файлов и директорий:</text:p>
      <text:p text:style-name="_5f_code">cd /var/www</text:p>
      <text:p text:style-name="_5f_code">ls -laR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44</meta:editing-cycles>
    <meta:print-date>1970-01-01T03:00:00</meta:print-date>
    <meta:creation-date>2019-07-03T13:26:00</meta:creation-date>
    <dc:date>2021-01-06T21:56:27.437000000</dc:date>
    <meta:editing-duration>P6DT11H48M43S</meta:editing-duration>
    <meta:generator>LibreOffice/7.0.3.1$Windows_X86_64 LibreOffice_project/d7547858d014d4cf69878db179d326fc3483e082</meta:generator>
    <meta:document-statistic meta:table-count="0" meta:image-count="0" meta:object-count="0" meta:page-count="4" meta:paragraph-count="132" meta:word-count="827" meta:character-count="6664" meta:non-whitespace-character-count="5937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